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b9f7"/>
    </style:style>
    <style:style style:name="P2" style:family="paragraph" style:parent-style-name="Standard">
      <style:text-properties fo:font-style="italic" officeooo:paragraph-rsid="0017b9f7" style:font-style-asian="italic" style:font-style-complex="italic"/>
    </style:style>
    <style:style style:name="P3" style:family="paragraph" style:parent-style-name="Standard">
      <style:text-properties fo:font-style="italic" officeooo:rsid="0017b9f7" officeooo:paragraph-rsid="0017b9f7" style:font-style-asian="italic" style:font-style-complex="italic"/>
    </style:style>
    <style:style style:name="P4" style:family="paragraph" style:parent-style-name="Standard">
      <style:text-properties officeooo:paragraph-rsid="0020b16c"/>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rsid="0017b9f7" officeooo:paragraph-rsid="0017b9f7" style:font-style-asian="italic" style:font-style-complex="italic"/>
    </style:style>
    <style:style style:name="P7" style:family="paragraph" style:parent-style-name="Standard">
      <style:text-properties fo:font-style="italic" officeooo:rsid="0020b16c" officeooo:paragraph-rsid="0020b16c" style:font-style-asian="italic" style:font-style-complex="italic"/>
    </style:style>
    <style:style style:name="T1" style:family="text">
      <style:text-properties officeooo:rsid="0017b9f7"/>
    </style:style>
    <style:style style:name="T2" style:family="text">
      <style:text-properties fo:font-style="italic" style:font-style-asian="italic" style:font-style-complex="italic"/>
    </style:style>
    <style:style style:name="T3" style:family="text">
      <style:text-properties fo:font-style="italic" officeooo:rsid="0017b9f7" style:font-style-asian="italic" style:font-style-complex="italic"/>
    </style:style>
    <style:style style:name="T4" style:family="text">
      <style:text-properties fo:font-style="italic" officeooo:rsid="0020b16c" style:font-style-asian="italic" style:font-style-complex="italic"/>
    </style:style>
    <style:style style:name="T5" style:family="text">
      <style:text-properties fo:font-style="italic" fo:font-weight="bold" officeooo:rsid="0020b16c"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7b9f7" style:font-style-asian="normal" style:font-style-complex="normal"/>
    </style:style>
    <style:style style:name="T8" style:family="text">
      <style:text-properties fo:font-style="normal" officeooo:rsid="0017d769" style:font-style-asian="normal" style:font-style-complex="normal"/>
    </style:style>
    <style:style style:name="T9" style:family="text">
      <style:text-properties fo:font-style="normal" officeooo:rsid="0019a5be" style:font-style-asian="normal" style:font-style-complex="normal"/>
    </style:style>
    <style:style style:name="T10" style:family="text">
      <style:text-properties fo:font-style="normal" officeooo:rsid="001cc261" style:font-style-asian="normal" style:font-style-complex="normal"/>
    </style:style>
    <style:style style:name="T11" style:family="text">
      <style:text-properties fo:font-style="normal" officeooo:rsid="001dbb67" style:font-style-asian="normal" style:font-style-complex="normal"/>
    </style:style>
    <style:style style:name="T12" style:family="text">
      <style:text-properties fo:font-style="normal" officeooo:rsid="0020b16c" style:font-style-asian="normal" style:font-style-complex="normal"/>
    </style:style>
    <style:style style:name="T13" style:family="text">
      <style:text-properties fo:font-style="normal" officeooo:rsid="0021e5e2" style:font-style-asian="normal" style:font-style-complex="normal"/>
    </style:style>
    <style:style style:name="T14" style:family="text">
      <style:text-properties fo:font-style="normal" officeooo:rsid="00228cab" style:font-style-asian="normal" style:font-style-complex="normal"/>
    </style:style>
    <style:style style:name="T15" style:family="text">
      <style:text-properties fo:font-style="normal" officeooo:rsid="0024872e"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7b9f7" style:font-style-asian="normal" style:font-weight-asian="bold" style:font-style-complex="normal" style:font-weight-complex="bold"/>
    </style:style>
    <style:style style:name="T18" style:family="text">
      <style:text-properties fo:font-style="normal" fo:font-weight="bold" officeooo:rsid="0017d769" style:font-style-asian="normal" style:font-weight-asian="bold" style:font-style-complex="normal" style:font-weight-complex="bold"/>
    </style:style>
    <style:style style:name="T19" style:family="text">
      <style:text-properties fo:font-style="normal" fo:font-weight="bold" officeooo:rsid="0019a5be" style:font-style-asian="normal" style:font-weight-asian="bold" style:font-style-complex="normal" style:font-weight-complex="bold"/>
    </style:style>
    <style:style style:name="T20" style:family="text">
      <style:text-properties fo:font-style="normal" fo:font-weight="bold" officeooo:rsid="001cc261" style:font-style-asian="normal" style:font-weight-asian="bold" style:font-style-complex="normal" style:font-weight-complex="bold"/>
    </style:style>
    <style:style style:name="T21" style:family="text">
      <style:text-properties fo:font-style="normal" fo:font-weight="bold" officeooo:rsid="001dbb67" style:font-style-asian="normal" style:font-weight-asian="bold" style:font-style-complex="normal" style:font-weight-complex="bold"/>
    </style:style>
    <style:style style:name="T22" style:family="text">
      <style:text-properties fo:font-style="normal" fo:font-weight="bold" officeooo:rsid="0020b16c" style:font-style-asian="normal" style:font-weight-asian="bold" style:font-style-complex="normal" style:font-weight-complex="bold"/>
    </style:style>
    <style:style style:name="T23" style:family="text">
      <style:text-properties fo:font-style="normal" fo:font-weight="bold" officeooo:rsid="0021e5e2" style:font-style-asian="normal" style:font-weight-asian="bold" style:font-style-complex="normal" style:font-weight-complex="bold"/>
    </style:style>
    <style:style style:name="T24" style:family="text">
      <style:text-properties fo:font-style="normal" fo:font-weight="bold" officeooo:rsid="0024872e" style:font-style-asian="normal" style:font-weight-asian="bold" style:font-style-complex="normal" style:font-weight-complex="bold"/>
    </style:style>
    <style:style style:name="T25" style:family="text">
      <style:text-properties fo:font-style="normal" fo:font-weight="normal" officeooo:rsid="0021e5e2" style:font-style-asian="normal" style:font-weight-asian="normal" style:font-style-complex="normal" style:font-weight-complex="normal"/>
    </style:style>
    <style:style style:name="T26" style:family="text">
      <style:text-properties fo:font-style="normal" fo:font-weight="normal" officeooo:rsid="0024872e" style:font-style-asian="normal" style:font-weight-asian="normal" style:font-style-complex="normal" style:font-weight-complex="normal"/>
    </style:style>
    <style:style style:name="T27" style:family="text">
      <style:text-properties officeooo:rsid="0017d769"/>
    </style:style>
    <style:style style:name="T28" style:family="text">
      <style:text-properties officeooo:rsid="0019a5be"/>
    </style:style>
    <style:style style:name="T29" style:family="text">
      <style:text-properties officeooo:rsid="001cc261"/>
    </style:style>
    <style:style style:name="T30" style:family="text">
      <style:text-properties fo:font-weight="bold" style:font-weight-asian="bold" style:font-weight-complex="bold"/>
    </style:style>
    <style:style style:name="T31" style:family="text">
      <style:text-properties fo:font-weight="bold" officeooo:rsid="0017b9f7" style:font-weight-asian="bold" style:font-weight-complex="bold"/>
    </style:style>
    <style:style style:name="T32" style:family="text">
      <style:text-properties fo:font-weight="bold" officeooo:rsid="0017d769" style:font-weight-asian="bold" style:font-weight-complex="bold"/>
    </style:style>
    <style:style style:name="T33" style:family="text">
      <style:text-properties fo:font-weight="bold" officeooo:rsid="0019a5be" style:font-weight-asian="bold" style:font-weight-complex="bold"/>
    </style:style>
    <style:style style:name="T34" style:family="text">
      <style:text-properties fo:font-weight="bold" officeooo:rsid="0020b16c" style:font-weight-asian="bold" style:font-weight-complex="bold"/>
    </style:style>
    <style:style style:name="T35" style:family="text">
      <style:text-properties fo:font-weight="bold" officeooo:rsid="0021e5e2" style:font-weight-asian="bold" style:font-weight-complex="bold"/>
    </style:style>
    <style:style style:name="T36" style:family="text">
      <style:text-properties fo:font-weight="bold" officeooo:rsid="0024872e" style:font-weight-asian="bold" style:font-weight-complex="bold"/>
    </style:style>
    <style:style style:name="T37" style:family="text">
      <style:text-properties officeooo:rsid="0020b16c"/>
    </style:style>
    <style:style style:name="T38" style:family="text">
      <style:text-properties officeooo:rsid="001dbb67"/>
    </style:style>
    <style:style style:name="T39" style:family="text">
      <style:text-properties officeooo:rsid="0021e5e2"/>
    </style:style>
    <style:style style:name="T40" style:family="text">
      <style:text-properties fo:font-weight="normal" officeooo:rsid="0021e5e2" style:font-weight-asian="normal" style:font-weight-complex="normal"/>
    </style:style>
    <style:style style:name="T41" style:family="text">
      <style:text-properties fo:font-weight="normal" officeooo:rsid="0024872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Emphasis">“</text:span><text:span text:style-name="Emphasis"><text:span text:style-name="T37">A </text:span></text:span><text:span text:style-name="Emphasis"><text:span text:style-name="T34">Survey</text:span></text:span><text:span text:style-name="Emphasis"><text:span text:style-name="T37"> on Compiler Autotuning using Machine Learning” </text:span></text:span><text:span text:style-name="Emphasis"><text:span text:style-name="T12">was an interesting read. I’m not sure I know enough about this topic to integrate this in the fullest way, but of course machine learning will probably make its way into </text:span></text:span><text:span text:style-name="Emphasis"><text:span text:style-name="T22">compiler toolchains</text:span></text:span><text:span text:style-name="Emphasis"><text:span text:style-name="T12">. This could be great for heterogenous compute and helping get new hardwares supported sooner and sooner along with the emphasis they place on autotuning.</text:span></text:span></text:p>
      <text:p text:style-name="Standard"><text:span text:style-name="Emphasis"><text:span text:style-name="T12"/></text:span></text:p>
      <text:p text:style-name="P4"><text:span text:style-name="Emphasis"><text:span text:style-name="T4">“A </text:span></text:span><text:span text:style-name="Emphasis"><text:span text:style-name="T5">Survey</text:span></text:span><text:span text:style-name="Emphasis"><text:span text:style-name="T4"> on Neural Network Hardware Accelerators” </text:span></text:span><text:span text:style-name="Emphasis"><text:span text:style-name="T12">This is a good review of modern architectures and the like. Power consumption and performance metrics all are explored in good detail. The middle of the paper is rather dense but seems to have a good view on how to apply modern ANN algorithms to hardwares. A lot of this is </text:span></text:span><text:span text:style-name="Emphasis"><text:span text:style-name="T22">FPGA</text:span></text:span><text:span text:style-name="Emphasis"><text:span text:style-name="T12"> focused which I don’t understand super well (I don’t want to do Verilog again).</text:span></text:span></text:p>
      <text:p text:style-name="Standard"><text:span text:style-name="Emphasis"/></text:p>
      <text:p text:style-name="Standard"><text:span text:style-name="Emphasis">"Accelerating CNN Inference on ASICs: A </text:span><text:span text:style-name="Emphasis"><text:span text:style-name="T30">Survey</text:span></text:span><text:span text:style-name="Emphasis">"</text:span> categorizes existing optimization strategies into three main areas: reducing computation time, minimizing memory access latency, and optimizing memory footprint. The paper <text:span text:style-name="T1">also </text:span>explores various architectural approaches, <text:span text:style-name="T1">including</text:span> dataflows and different parallelization strategies. The survey concludes with a discussion particularly in energy efficiency, performance, and scalability. <text:span text:style-name="T1">I’m not sure this will help much other than to talk about why somebody might use an </text:span><text:span text:style-name="T31">ASIC</text:span><text:span text:style-name="T1">.</text:span></text:p>
      <text:p text:style-name="Standard"/>
      <text:p text:style-name="Standard"><text:span text:style-name="Emphasis">"AMD XDNA </text:span><text:span text:style-name="Emphasis"><text:span text:style-name="T30">NPU</text:span></text:span><text:span text:style-name="Emphasis"> in Ryzen AI Processors"</text:span> discusses the architecture and software integration of AMD’s XDNA NPU, the first dedicated AI acceleration engine in an x86 processor. The XDNA NPU employs a scalable dataflow architecture optimized for AI workloads, minimizing memory bandwidth usage through an explicit data movement strategy. From a software perspective, programmers can leverage AMD's ONNX-based AI execution framework, which integrates with PyTorch and TensorFlow through Vitis AI EP.</text:p>
      <text:p text:style-name="Standard"><text:s/></text:p>
      <text:p text:style-name="P5">“<text:span text:style-name="T37">Bring the BitCODE – Moving Compute and Data in Distributed Heterogenous Systems” </text:span><text:span text:style-name="T12">is a pretty cool paper that presents a </text:span><text:span text:style-name="T22">framework for moving data and code</text:span><text:span text:style-name="T12"> across CPU architectures using </text:span><text:span text:style-name="T22">LLVM</text:span><text:span text:style-name="T12"> as the piece that enables portability. It offers a great model to distribute and orchestrate systems dynamically on heterogenous distributed systems and could probably be extended to MLIR, cloud systems, and new hardware targets.</text:span></text:p>
      <text:p text:style-name="Standard"/>
      <text:p text:style-name="Standard"><text:span text:style-name="T2">“</text:span><text:span text:style-name="T3">Cerebras Architecture”</text:span><text:span text:style-name="T1"> </text:span>The paper presents Cerebras' wafer-scale engine (WSE-2), a <text:span text:style-name="T30">processor </text:span><text:s/>designed specifically for deep learning workloads. By distributing memory locally to cores and implementing a high-bandwidth, low-latency on-chip fabric, Cerebras enables full performance across all BLAS operations, supporting even the largest neural networks on a single chip without complex model partitioning. </text:p>
      <text:p text:style-name="Standard"/>
      <text:p text:style-name="P5">“<text:span text:style-name="T34">Compiler</text:span><text:span text:style-name="T37"> Technologies in Deep Learning Co-Design: A </text:span><text:span text:style-name="T34">Survey</text:span><text:span text:style-name="T37">”</text:span><text:span text:style-name="T12"> details a new age of architecture innovations and domain specific designs to support the massive trend in growth for scaling Deep Learning models and applications. They do a lot of digging through history to talk about the history of software design and hardware design, stating interestingly that they believe that “architecture innovation is the root”. “In the foreseeable future, the entire software and hardware ecosystem will move toward an increasingly co-designed system.” is also a very massive claim.</text:span></text:p>
      <text:p text:style-name="Standard"/>
      <text:p text:style-name="P1"><text:span text:style-name="T3">“</text:span><text:span text:style-name="T2">Cross-vendor programming abstraction for diverse heterogeneous platforms”</text:span> <text:span text:style-name="T1">proposes a </text:span><text:span text:style-name="T31">software abstraction</text:span><text:span text:style-name="T1"> based on </text:span><text:span text:style-name="T31">OpenCL</text:span><text:span text:style-name="T1">. They use ONNX to enable high performance code on a wide range of hardware platforms, such as FPGAs. There’s a great comparison to other works that I’ll be pulling </text:span><text:soft-page-break/><text:span text:style-name="T1">more papers from (oneAPI from Intel mentioned in 2.1, etc). There’s good discussion on compilers as well.</text:span></text:p>
      <text:p text:style-name="P1"/>
      <text:p text:style-name="P1"><text:span text:style-name="T2">“Energy-Efficient Computing Acceleration of Unmanned Aerial Vehicles Based on a CPU/FPGA/NPU Heterogeneous System”</text:span> <text:span text:style-name="T1">says “</text:span>we propose a heterogeneous CPU/FPGA/NPU system aimed at realizing energy-efficient computing acceleration for computationally intensive UAV tasks.” <text:span text:style-name="T1">This should further illustrate why hardware choice is important, and discusses how to balance use of these hardwares for different tasks while trying to use all of them in one platform. I haven’t seen a system with </text:span><text:span text:style-name="T31">both FPGA and NPU</text:span><text:span text:style-name="T1">, otherwise.</text:span></text:p>
      <text:p text:style-name="P1"/>
      <text:p text:style-name="P1"><text:span text:style-name="T2">“HPVM: Hardware-Agnostic Programming for Heterogeneous Parallel Systems” </text:span><text:span text:style-name="T7">is about a </text:span><text:span text:style-name="T17">compiler framework</text:span><text:span text:style-name="T7"> that focuses on many types of parallelism and hardware targets – similar to some other implementations of LLVM and MLIR from what I understand. They talk about it as another IR. Of course, the only GPUs that they support are </text:span><text:span text:style-name="T17">Nvidia</text:span><text:span text:style-name="T7"> at least from a cursory read. Sigh. They proffer a C++ dialect targeted by their front end. LLVM is utilized. I wonder what makes this much different from Modular’s approach.</text:span></text:p>
      <text:p text:style-name="P1"/>
      <text:p text:style-name="P2"><text:span text:style-name="T1">“HTVM: Efficient Neural Network Deployment On Heterogeneous TinyML Platforms” </text:span><text:span text:style-name="T7">I’m hoping this paper will offer more insight on writing code for edge devices; most seem to focus on HPC systems. After reading more, it seems like it’s a pretty specific problem they’re solving and might not have implications for portable development.</text:span></text:p>
      <text:p text:style-name="P2"/>
      <text:p text:style-name="P3">“Assessing <text:span text:style-name="T30">Intel OneAPI</text:span> capabilities and cloud‑performance for heterogeneous computing” <text:span text:style-name="T6">is using Intel’s DPC++ language to compare an iGPU vs FPGA implementation of some diffusion problems. It gives insight into the capabilites of the oneAPI and highlights how you still need to write code specific to each platform. The related works section might have some other good references.</text:span></text:p>
      <text:p text:style-name="P3">“Interoperability in Deep Learning: A User Survey and Failure Analysis of ONNX Model Converters”<text:span text:style-name="T6"> should help me understand how to move models between </text:span><text:span text:style-name="T16">frameworks</text:span><text:span text:style-name="T6"> and the problems that arise currently. I didn’t realize that this could fail and I’m not sure exactly how that works. They talk about a lot of open issues in libraries like onnx2torch as well as validation. Portability I thought was the whole point of ONNX, knowing its failures would be good.</text:span></text:p>
      <text:p text:style-name="P3"/>
      <text:p text:style-name="P3">“High-level GPU code: a case study examining JAX and OpenMP”<text:span text:style-name="T6"> directly addresses using Python along with some other (commonly systems-level) language to dive into specific hardware kernels and platform optimizations. This is what Mojo is trying to solve. This group tried the two titular libraries and summarizes their experience in development, costs, performance, etc. They seem to really want </text:span><text:span text:style-name="T16">framework agnostic code</text:span><text:span text:style-name="T6">.</text:span></text:p>
      <text:p text:style-name="P3"/>
      <text:p text:style-name="P3">“<text:span text:style-name="T30">MLIR</text:span>: Scaling Compiler Infrastructure for Domaint Specific Computation”<text:span text:style-name="T6"> of course I have to talk about MLIR, LLVM, and anything that Chris Lattner has touched. MLIR is part of the LLVM project and aims to allow for great abstractions in designing compilers that makes it really easy and powerful to implement domain specific tools. LLVM is fantastic, but doesn’t always work for every application. MLIR is now being implemented in many code generating stacks.</text:span></text:p>
      <text:p text:style-name="P3"/>
      <text:p text:style-name="P3">“NVIDIA Tensor Core Programmability, Performance &amp; Precision” <text:span text:style-name="T6">I need a way to complain about how Nvidia doesn’t support </text:span><text:span text:style-name="T16">Tensor Core utilization</text:span><text:span text:style-name="T6"> in the open source computation libraries that they claim to support, locking you in to writing non-portable PTX. This paper talks more about how those Tensor Cores work and official library support.</text:span></text:p>
      <text:p text:style-name="P3"/>
      <text:p text:style-name="P3"><text:soft-page-break/>“ONNC: A Compilation Framework Connecting ONNX to Proprietary Deep Learning Accelerators” <text:span text:style-name="T6">ONNC means Open Neural Network </text:span><text:span text:style-name="T16">Compiler</text:span><text:span text:style-name="T6">, which is of obvious interest. LLVM is on the backend. There are scheduling internals and other utilities like Docker containers for testing available. Case studies show the viability of their work.</text:span></text:p>
      <text:p text:style-name="P3"/>
      <text:p text:style-name="P3">“OpenCL: A pArALLeL prOgrAmming StAndArd fOr HeterOgeneOuS COmputing SyStemS”<text:span text:style-name="T6">. The title copied over this way, wow. Anyways, it’s a foundational paper for an </text:span><text:span text:style-name="T16">open source computational library</text:span><text:span text:style-name="T6"> that is still in use and very relevant today. There are many operations available, target devices, tools, etc. I’m hoping it will plainly explain the motivations and challenges and offer a great reference to start from.</text:span></text:p>
      <text:p text:style-name="P3"/>
      <text:p text:style-name="P3">“Performance analysis of CUDA, OpenACC and OpenMP programming models on TESLA V100 GPU”<text:span text:style-name="T6"> </text:span><text:span text:style-name="T8">a good comparison that will hopefully show that all </text:span><text:span text:style-name="T18">libraries</text:span><text:span text:style-name="T8"> have tradeoffs, performance considerations, and the like. I think a case study will provide great insight into how needed some of these tools are – depending on your specific concerns and needs.</text:span></text:p>
      <text:p text:style-name="P3"/>
      <text:p text:style-name="P3"><text:span text:style-name="T27">“Performance and Metrics Analysis Between Python3 v/s </text:span><text:span text:style-name="T32">Mojo</text:span><text:span text:style-name="T27">”</text:span><text:span text:style-name="T8"> I struggled to find any literature on Mojo. I’ve done a bit of coding with it and it’s a big reason I wanted to do this survey project. I should probably send Modular a bill for my marketing work by the end of this survey. Mojo is meant to become a Python superset that can be compiled with a ton of other great features designed specifically with AI, heterogenous compute, and portability in mind. It exists on a large stack of other technologies. I will spend some good time on it specifically; I wish they had more formal academic releases.</text:span></text:p>
      <text:p text:style-name="P3"/>
      <text:p text:style-name="P3"><text:span text:style-name="T27">“pocl: A Performance-Portable OpenCL Implementation”</text:span><text:span text:style-name="T8"> I picked because the pocl project was recommended to me as a more academic approach to the topic I’m surveying by a kind member of the Modular / Mojo Discord server. It will offer more insight into writing performant, </text:span><text:span text:style-name="T18">portable code</text:span><text:span text:style-name="T8">. LLVM IR is utilized. I’m curious to see how this differs from the above OpenCL paper.</text:span></text:p>
      <text:p text:style-name="P3"/>
      <text:p text:style-name="P3"><text:span text:style-name="T27">“</text:span><text:span text:style-name="T32">QPU</text:span><text:span text:style-name="T27"> integration in OpenCL for heterogeneous programming”</text:span><text:span text:style-name="T8"> why not include some Quantum papers? That’s a fun topic. I’m hoping it’ll tell me more about writing on exotic hardwares as well as being forward looking on cutting edge research areas. QPUs are still very rare.</text:span></text:p>
      <text:p text:style-name="P3"/>
      <text:p text:style-name="P3"><text:span text:style-name="T27">“SYCL in the edge: performance and energy evaluation for </text:span><text:span text:style-name="T32">heterogeneous acceleration</text:span><text:span text:style-name="T27">”</text:span><text:span text:style-name="T8"> SYCL I also ran into multiple times in preliminary reading. Edge computing is just as interesting to me (sometimes more) than HPC, so I’m very excited to read this. I’ve worked with some IoT devices that this addresses specifically. There are a lot of good comparison charts as well on Ampere GPUs (CUDA) along with Intel devices.</text:span></text:p>
      <text:p text:style-name="P3"/>
      <text:p text:style-name="P3"><text:span text:style-name="T27">“The Groq Software-defined Scale-out Tensor Streaming Multiprocessor”</text:span><text:span text:style-name="T8"> </text:span><text:span text:style-name="T9">I thought it would be good to look at the latest generation of </text:span><text:span text:style-name="T19">AI ASIC</text:span><text:span text:style-name="T9">s. This is more of a presentation than a paper but they really have incredible information about hardware and software support, compilation, cloud operation, the kinds of models that they’ve optimized for (most recent AI ASICs target LLMs/ transformer operation optimizations).</text:span></text:p>
      <text:p text:style-name="P3"/>
      <text:p text:style-name="P3"><text:span text:style-name="T28">“Think Fast: A Tensor Streaming </text:span><text:span text:style-name="T33">Processor</text:span><text:span text:style-name="T28"> (TSP) for Accelerating Deep Learning Workloads”</text:span><text:span text:style-name="T9"> </text:span><text:span text:style-name="T10">this is the paper for Groq, it seems. It has a lot more depth, case studies comparing it to other hardwares, microarchitectural decisions, cloud implementations, and the like. It should be a perfect example </text:span><text:span text:style-name="T20">ASIC</text:span><text:span text:style-name="T10"> to show why some teams might choose to go this route. I don’t think it talks about the compiler too much, however. Shame.</text:span></text:p>
      <text:p text:style-name="P3"><text:soft-page-break/></text:p>
      <text:p text:style-name="P3"><text:span text:style-name="T29">“Accelerated linear algebra compiler for computationally efficient numerical models: Success and potential area of improvement”</text:span><text:span text:style-name="T10"> </text:span><text:span text:style-name="T11">this appears to be “the” </text:span><text:span text:style-name="T21">XLA</text:span><text:span text:style-name="T11"> paper – a common Accelerated Linear Algebra </text:span><text:span text:style-name="T21">library</text:span><text:span text:style-name="T11"> that is targeted by the likes of JAX, TF, PyTorch, and many others. It targets CPU and GPU shared memory platforms. LLVM is utilized. Most of this covers performance of operations like vector additions. It also talks about overhead costs of Python in some implementations.</text:span></text:p>
      <text:p text:style-name="P3"><text:span text:style-name="T11"/></text:p>
      <text:p text:style-name="P3"><text:span text:style-name="T38">“</text:span><text:span text:style-name="T37">Interoperability in Deep Learning: A User Survey and Failure Analysis of ONNX Model Converters” </text:span><text:span text:style-name="T12">is ultimately not super useful to my ends; </text:span><text:span text:style-name="T22">ONNX</text:span><text:span text:style-name="T12"> stands as a great system to provide </text:span><text:span text:style-name="T22">standardization</text:span><text:span text:style-name="T12"> in representing models and has some growing pains for obscure architectures, etc. Nothing groundbreaking. This does make clear that these unifying systems are capable of being broadly adopted and have an important role in current research and production.</text:span></text:p>
      <text:p text:style-name="P3"><text:span text:style-name="T12"/></text:p>
      <text:p text:style-name="P3"><text:span text:style-name="T12">“Smoothing Disruption Across the Stack: Tales of Memory, Heterogeneity, and Compilers” focuses on two efforts. Emerging memory tech, and </text:span><text:span text:style-name="T22">heterogenous integration</text:span><text:span text:style-name="T12">. They emphasize the need for compiler abstractions and frameworks. They open up by talking about layers between DRAM and SSDs and many other ideas to push memory technology forwards. This makes sense to me as memory is growing much slower than other areas of deep learning. Models are growing exponentially and things like VRAM are seeing no such growth.</text:span></text:p>
      <text:p text:style-name="P3"><text:span text:style-name="T12"/></text:p>
      <text:p text:style-name="P7">“The Hardware Lottery” <text:span text:style-name="T6">is a really fun and </text:span><text:span text:style-name="T16">philosophically provocative</text:span><text:span text:style-name="T6"> entry that scratches my more existential tendencies. While it’s not a </text:span><text:span text:style-name="T14">classically obviously </text:span><text:span text:style-name="T6">technical paper per se and reads more like a fun article than a white paper proper, it does help provide history and context to many trends and histories while positing a potential future where, due to available hardware, the development of new hardwares, and the fragmentation caused, that research will become increasingly unequal. This idea is also referred to by Chris Lattner (LLVM, MLIR, XLA, etc) and how he hopes his latest venture (Modular/Max/Mojo) might help unlock the “next level” of research by instead working to unify everybody into his technology stack that I will discuss at some length in the final paper.</text:span></text:p>
      <text:p text:style-name="P7"><text:span text:style-name="T6"/></text:p>
      <text:p text:style-name="P7">“<text:span text:style-name="T39">The Deep Learning </text:span><text:span text:style-name="T35">Compiler</text:span><text:span text:style-name="T39">: A Comprehensive </text:span><text:span text:style-name="T35">Survey</text:span><text:span text:style-name="T39">”</text:span><text:span text:style-name="T13"> is about what you’d expect from the title. I’ll read more into this but immediately it goes into describing the input format of DL models (TF, PyTorch, ONNX) through compiler front ends, IR stages, backends to myriad hardware targets. Compilers get a lot of attention, as well as their features and why to select those, quantitative performance comparisons between them, and future-looking insights about topics like auto-tuning, graph optimizations, privacy, and the like.</text:span></text:p>
      <text:p text:style-name="P7"><text:span text:style-name="T13"/></text:p>
      <text:p text:style-name="P7"><text:span text:style-name="T40">“</text:span><text:span text:style-name="T36">TVM</text:span><text:span text:style-name="T41">: An Automated End-to-End Optimizing </text:span><text:span text:style-name="T36">Compiler</text:span><text:span text:style-name="T41"> for Deep Learning”</text:span><text:span text:style-name="T15"> is a compiler I’ve seen referred to quite a bit. It targets CPUs, GPUs, and TPUs, with many optimizing patterns. They also want to address FPGA accelerators, keep it open sourced, and continue to drive it into production systems. It talks about the challenges of targeting all these systems, new primitives to make their system work, implement ML for optimization steps, and discuss the whole flow of their syst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1T20:41:36.321000000</meta:creation-date>
    <dc:date>2025-04-06T21:07:39.402000000</dc:date>
    <meta:editing-duration>PT21H12M8S</meta:editing-duration>
    <meta:editing-cycles>12</meta:editing-cycles>
    <meta:generator>LibreOffice/7.5.3.2$Windows_X86_64 LibreOffice_project/9f56dff12ba03b9acd7730a5a481eea045e468f3</meta:generator>
    <meta:document-statistic meta:table-count="0" meta:image-count="0" meta:object-count="0" meta:page-count="4" meta:paragraph-count="32" meta:word-count="2153" meta:character-count="13850" meta:non-whitespace-character-count="11721"/>
  </office:meta>
</office:document-meta>
</file>